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4.695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2.616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5.847cm"/>
    </style:style>
    <style:style style:name="co15" style:family="table-column">
      <style:table-column-properties fo:break-before="auto" style:column-width="5.9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5.796cm"/>
    </style:style>
    <style:style style:name="co18" style:family="table-column">
      <style:table-column-properties fo:break-before="auto" style:column-width="5.861cm"/>
    </style:style>
    <style:style style:name="co19" style:family="table-column">
      <style:table-column-properties fo:break-before="auto" style:column-width="5.009cm"/>
    </style:style>
    <style:style style:name="co20" style:family="table-column">
      <style:table-column-properties fo:break-before="auto" style:column-width="4.265cm"/>
    </style:style>
    <style:style style:name="co21" style:family="table-column">
      <style:table-column-properties fo:break-before="auto" style:column-width="4.225cm"/>
    </style:style>
    <style:style style:name="co22" style:family="table-column">
      <style:table-column-properties fo:break-before="auto" style:column-width="4.239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2.157cm"/>
    </style:style>
    <style:style style:name="co25" style:family="table-column">
      <style:table-column-properties fo:break-before="auto" style:column-width="5.953cm"/>
    </style:style>
    <style:style style:name="co26" style:family="table-column">
      <style:table-column-properties fo:break-before="auto" style:column-width="5.756cm"/>
    </style:style>
    <style:style style:name="co27" style:family="table-column">
      <style:table-column-properties fo:break-before="auto" style:column-width="1.976cm"/>
    </style:style>
    <style:style style:name="co28" style:family="table-column">
      <style:table-column-properties fo:break-before="auto" style:column-width="3.637cm"/>
    </style:style>
    <style:style style:name="co29" style:family="table-column">
      <style:table-column-properties fo:break-before="auto" style:column-width="4.408cm"/>
    </style:style>
    <style:style style:name="co30" style:family="table-column">
      <style:table-column-properties fo:break-before="auto" style:column-width="2.681cm"/>
    </style:style>
    <style:style style:name="co31" style:family="table-column">
      <style:table-column-properties fo:break-before="auto" style:column-width="3.336cm"/>
    </style:style>
    <style:style style:name="co32" style:family="table-column">
      <style:table-column-properties fo:break-before="auto" style:column-width="5.913cm"/>
    </style:style>
    <style:style style:name="co33" style:family="table-column">
      <style:table-column-properties fo:break-before="auto" style:column-width="5.717cm"/>
    </style:style>
    <style:style style:name="co34" style:family="table-column">
      <style:table-column-properties fo:break-before="auto" style:column-width="2.93cm"/>
    </style:style>
    <style:style style:name="co35" style:family="table-column">
      <style:table-column-properties fo:break-before="auto" style:column-width="5.874cm"/>
    </style:style>
    <style:style style:name="co36" style:family="table-column">
      <style:table-column-properties fo:break-before="auto" style:column-width="3.819cm"/>
    </style:style>
    <style:style style:name="co37" style:family="table-column">
      <style:table-column-properties fo:break-before="auto" style:column-width="4.514cm"/>
    </style:style>
    <style:style style:name="co38" style:family="table-column">
      <style:table-column-properties fo:break-before="auto" style:column-width="4.565cm"/>
    </style:style>
    <style:style style:name="co39" style:family="table-column">
      <style:table-column-properties fo:break-before="auto" style:column-width="4.579cm"/>
    </style:style>
    <style:style style:name="co40" style:family="table-column">
      <style:table-column-properties fo:break-before="auto" style:column-width="2.027cm"/>
    </style:style>
    <style:style style:name="co41" style:family="table-column">
      <style:table-column-properties fo:break-before="auto" style:column-width="4.606cm"/>
    </style:style>
    <style:style style:name="co42" style:family="table-column">
      <style:table-column-properties fo:break-before="auto" style:column-width="4.644cm"/>
    </style:style>
    <style:style style:name="co43" style:family="table-column">
      <style:table-column-properties fo:break-before="auto" style:column-width="3.152cm"/>
    </style:style>
    <style:style style:name="co44" style:family="table-column">
      <style:table-column-properties fo:break-before="auto" style:column-width="5.821cm"/>
    </style:style>
    <style:style style:name="co45" style:family="table-column">
      <style:table-column-properties fo:break-before="auto" style:column-width="4.016cm"/>
    </style:style>
    <style:style style:name="co46" style:family="table-column">
      <style:table-column-properties fo:break-before="auto" style:column-width="3.729cm"/>
    </style:style>
    <style:style style:name="co47" style:family="table-column">
      <style:table-column-properties fo:break-before="auto" style:column-width="4.487cm"/>
    </style:style>
    <style:style style:name="co48" style:family="table-column">
      <style:table-column-properties fo:break-before="auto" style:column-width="2.184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031cm"/>
    </style:style>
    <style:style style:name="co51" style:family="table-column">
      <style:table-column-properties fo:break-before="auto" style:column-width="3.179cm"/>
    </style:style>
    <style:style style:name="co52" style:family="table-column">
      <style:table-column-properties fo:break-before="auto" style:column-width="5.927cm"/>
    </style:style>
    <style:style style:name="co53" style:family="table-column">
      <style:table-column-properties fo:break-before="auto" style:column-width="3.833cm"/>
    </style:style>
    <style:style style:name="co54" style:family="table-column">
      <style:table-column-properties fo:break-before="auto" style:column-width="4.173cm"/>
    </style:style>
    <style:style style:name="co55" style:family="table-column">
      <style:table-column-properties fo:break-before="auto" style:column-width="3.99cm"/>
    </style:style>
    <style:style style:name="co56" style:family="table-column">
      <style:table-column-properties fo:break-before="auto" style:column-width="4.382cm"/>
    </style:style>
    <style:style style:name="co57" style:family="table-column">
      <style:table-column-properties fo:break-before="auto" style:column-width="4.043cm"/>
    </style:style>
    <style:style style:name="co58" style:family="table-column">
      <style:table-column-properties fo:break-before="auto" style:column-width="2.942cm"/>
    </style:style>
    <style:style style:name="co59" style:family="table-column">
      <style:table-column-properties fo:break-before="auto" style:column-width="5.77cm"/>
    </style:style>
    <style:style style:name="co60" style:family="table-column">
      <style:table-column-properties fo:break-before="auto" style:column-width="4.068cm"/>
    </style:style>
    <style:style style:name="co61" style:family="table-column">
      <style:table-column-properties fo:break-before="auto" style:column-width="4.12cm"/>
    </style:style>
    <style:style style:name="co62" style:family="table-column">
      <style:table-column-properties fo:break-before="auto" style:column-width="3.886cm"/>
    </style:style>
    <style:style style:name="co63" style:family="table-column">
      <style:table-column-properties fo:break-before="auto" style:column-width="3.911cm"/>
    </style:style>
    <style:style style:name="co64" style:family="table-column">
      <style:table-column-properties fo:break-before="auto" style:column-width="3.859cm"/>
    </style:style>
    <style:style style:name="co65" style:family="table-column">
      <style:table-column-properties fo:break-before="auto" style:column-width="4.094cm"/>
    </style:style>
    <style:style style:name="co66" style:family="table-column">
      <style:table-column-properties fo:break-before="auto" style:column-width="1.87cm"/>
    </style:style>
    <style:style style:name="co67" style:family="table-column">
      <style:table-column-properties fo:break-before="auto" style:column-width="2.08cm"/>
    </style:style>
    <style:style style:name="co68" style:family="table-column">
      <style:table-column-properties fo:break-before="auto" style:column-width="3.963cm"/>
    </style:style>
    <style:style style:name="co69" style:family="table-column">
      <style:table-column-properties fo:break-before="auto" style:column-width="2.106cm"/>
    </style:style>
    <style:style style:name="co70" style:family="table-column">
      <style:table-column-properties fo:break-before="auto" style:column-width="4.2cm"/>
    </style:style>
    <style:style style:name="co71" style:family="table-column">
      <style:table-column-properties fo:break-before="auto" style:column-width="2.21cm"/>
    </style:style>
    <style:style style:name="co72" style:family="table-column">
      <style:table-column-properties fo:break-before="auto" style:column-width="1.949cm"/>
    </style:style>
    <style:style style:name="co73" style:family="table-column">
      <style:table-column-properties fo:break-before="auto" style:column-width="2cm"/>
    </style:style>
    <style:style style:name="co74" style:family="table-column">
      <style:table-column-properties fo:break-before="auto" style:column-width="1.923cm"/>
    </style:style>
    <style:style style:name="co75" style:family="table-column">
      <style:table-column-properties fo:break-before="auto" style:column-width="2.963cm"/>
    </style:style>
    <style:style style:name="co76" style:family="table-column">
      <style:table-column-properties fo:break-before="auto" style:column-width="7.128cm"/>
    </style:style>
    <style:style style:name="co77" style:family="table-column">
      <style:table-column-properties fo:break-before="auto" style:column-width="5.733cm"/>
    </style:style>
    <style:style style:name="co78" style:family="table-column">
      <style:table-column-properties fo:break-before="auto" style:column-width="2.746cm"/>
    </style:style>
    <style:style style:name="co79" style:family="table-column">
      <style:table-column-properties fo:break-before="auto" style:column-width="9.984cm"/>
    </style:style>
    <style:style style:name="co80" style:family="table-column">
      <style:table-column-properties fo:break-before="auto" style:column-width="2.397cm"/>
    </style:style>
    <style:style style:name="co81" style:family="table-column">
      <style:table-column-properties fo:break-before="auto" style:column-width="1.831cm"/>
    </style:style>
    <style:style style:name="co82" style:family="table-column">
      <style:table-column-properties fo:break-before="auto" style:column-width="2.856cm"/>
    </style:style>
    <style:style style:name="co83" style:family="table-column">
      <style:table-column-properties fo:break-before="auto" style:column-width="2.877cm"/>
    </style:style>
    <style:style style:name="co84" style:family="table-column">
      <style:table-column-properties fo:break-before="auto" style:column-width="1.961cm"/>
    </style:style>
    <style:style style:name="co85" style:family="table-column">
      <style:table-column-properties fo:break-before="auto" style:column-width="5.842cm"/>
    </style:style>
    <style:style style:name="co86" style:family="table-column">
      <style:table-column-properties fo:break-before="auto" style:column-width="10.114cm"/>
    </style:style>
    <style:style style:name="co87" style:family="table-column">
      <style:table-column-properties fo:break-before="auto" style:column-width="4.032cm"/>
    </style:style>
    <style:style style:name="co88" style:family="table-column">
      <style:table-column-properties fo:break-before="auto" style:column-width="2.092cm"/>
    </style:style>
    <style:style style:name="co89" style:family="table-column">
      <style:table-column-properties fo:break-before="auto" style:column-width="4.687cm"/>
    </style:style>
    <style:style style:name="co90" style:family="table-column">
      <style:table-column-properties fo:break-before="auto" style:column-width="2.593cm"/>
    </style:style>
    <style:style style:name="co9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41" style:family="table-cell" style:parent-style-name="Default">
      <style:table-cell-properties fo:border="none"/>
      <style:text-properties fo:color="#ff0000"/>
    </style:style>
    <style:style style:name="odfdo_auto_28" style:family="table-cell" style:parent-style-name="Default">
      <style:table-cell-properties fo:background-color="#6600a7" fo:border="none"/>
    </style:style>
    <style:style style:name="odfdo_auto_29" style:family="table-cell" style:parent-style-name="Default">
      <style:table-cell-properties fo:background-color="#7e03a8" fo:border="none"/>
    </style:style>
    <style:style style:name="odfdo_auto_26" style:family="table-cell" style:parent-style-name="Default">
      <style:table-cell-properties fo:background-color="#310497" fo:border="none"/>
    </style:style>
    <style:style style:name="odfdo_auto_27" style:family="table-cell" style:parent-style-name="Default">
      <style:table-cell-properties fo:background-color="#4c02a1" fo:border="none"/>
    </style:style>
    <style:style style:name="odfdo_auto_30" style:family="table-cell" style:parent-style-name="Default">
      <style:table-cell-properties fo:background-color="#9511a1" fo:border="none"/>
    </style:style>
    <style:style style:name="odfdo_auto_32" style:family="table-cell" style:parent-style-name="Default">
      <style:table-cell-properties fo:background-color="#bc3587" fo:border="none"/>
    </style:style>
    <style:style style:name="odfdo_auto_33" style:family="table-cell" style:parent-style-name="Default">
      <style:table-cell-properties fo:background-color="#cc4778" fo:border="none"/>
    </style:style>
    <style:style style:name="odfdo_auto_35" style:family="table-cell" style:parent-style-name="Default">
      <style:table-cell-properties fo:background-color="#e66c5c" fo:border="none"/>
    </style:style>
    <style:style style:name="odfdo_auto_38" style:family="table-cell" style:parent-style-name="Default">
      <style:table-cell-properties fo:background-color="#fdac32" fo:border="none"/>
    </style:style>
    <style:style style:name="odfdo_auto_39" style:family="table-cell" style:parent-style-name="Default">
      <style:table-cell-properties fo:background-color="#fec527" fo:border="none"/>
    </style:style>
    <style:style style:name="odfdo_auto_36" style:family="table-cell" style:parent-style-name="Default">
      <style:table-cell-properties fo:background-color="#f1804e" fo:border="none"/>
    </style:style>
    <style:style style:name="odfdo_auto_31" style:family="table-cell" style:parent-style-name="Default">
      <style:table-cell-properties fo:background-color="#aa2395" fo:border="none"/>
    </style:style>
    <style:style style:name="odfdo_auto_34" style:family="table-cell" style:parent-style-name="Default">
      <style:table-cell-properties fo:background-color="#da5969" fo:border="none"/>
    </style:style>
    <style:style style:name="odfdo_auto_37" style:family="table-cell" style:parent-style-name="Default">
      <style:table-cell-properties fo:background-color="#f99540" fo:border="none"/>
    </style:style>
  </office:automatic-styles>
  <office:body>
    <office:spreadsheet>
      <table:table table:name="bessel_J_h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_hold" table:style-name="ta1">
        <table:table-column table:style-name="co13" table:default-cell-style-name="Default"/>
        <table:table-column table:style-name="co14" table:default-cell-style-name="odfdo_auto_7"/>
        <table:table-column table:style-name="co15" table:default-cell-style-name="odfdo_auto_7"/>
        <table:table-column table:style-name="co16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18" table:default-cell-style-name="odfdo_auto_7"/>
        <table:table-column table:style-name="co5" table:default-cell-style-name="odfdo_auto_7"/>
        <table:table-column table:style-name="co19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22" table:default-cell-style-name="odfdo_auto_7"/>
        <table:table-column table:style-name="co23" table:default-cell-style-name="odfdo_auto_7"/>
        <table:table-column table:style-name="co24" table:default-cell-style-name="odfdo_auto_7"/>
        <table:table-column table:style-name="co25" table:default-cell-style-name="odfdo_auto_7"/>
        <table:table-column table:style-name="co26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28" table:default-cell-style-name="odfdo_auto_18"/>
        <table:table-column table:style-name="co29" table:default-cell-style-name="odfdo_auto_19"/>
        <table:table-column table:style-name="co9" table:default-cell-style-name="odfdo_auto_7"/>
        <table:table-column table:style-name="co30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_hold" table:style-name="ta1"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_hold" table:style-name="ta1">
        <table:table-column table:style-name="co31" table:default-cell-style-name="Default"/>
        <table:table-column table:style-name="co32" table:default-cell-style-name="odfdo_auto_7"/>
        <table:table-column table:style-name="co33" table:default-cell-style-name="odfdo_auto_7"/>
        <table:table-column table:style-name="co34" table:default-cell-style-name="odfdo_auto_3"/>
        <table:table-column table:style-name="co35" table:default-cell-style-name="odfdo_auto_7"/>
        <table:table-column table:style-name="co4" table:default-cell-style-name="odfdo_auto_41"/>
        <table:table-column table:style-name="co14" table:default-cell-style-name="odfdo_auto_7"/>
        <table:table-column table:style-name="co5" table:default-cell-style-name="odfdo_auto_7"/>
        <table:table-column table:style-name="co36" table:default-cell-style-name="odfdo_auto_7"/>
        <table:table-column table:style-name="co37" table:default-cell-style-name="odfdo_auto_7"/>
        <table:table-column table:style-name="co38" table:default-cell-style-name="odfdo_auto_7"/>
        <table:table-column table:style-name="co39" table:default-cell-style-name="odfdo_auto_7"/>
        <table:table-column table:style-name="co40" table:default-cell-style-name="odfdo_auto_7"/>
        <table:table-column table:style-name="co9" table:default-cell-style-name="odfdo_auto_7"/>
        <table:table-column table:style-name="co18" table:default-cell-style-name="odfdo_auto_7"/>
        <table:table-column table:style-name="co25" table:default-cell-style-name="odfdo_auto_7"/>
        <table:table-column table:style-name="co5" table:default-cell-style-name="odfdo_auto_7"/>
        <table:table-column table:style-name="co40" table:default-cell-style-name="odfdo_auto_7"/>
        <table:table-column table:style-name="co41" table:default-cell-style-name="odfdo_auto_18"/>
        <table:table-column table:style-name="co42" table:default-cell-style-name="odfdo_auto_19"/>
        <table:table-column table:style-name="co9" table:default-cell-style-name="odfdo_auto_7"/>
        <table:table-column table:style-name="co27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K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H_hold" table:style-name="ta1">
        <table:table-column table:style-name="co43" table:default-cell-style-name="Default"/>
        <table:table-column table:style-name="co44" table:default-cell-style-name="odfdo_auto_7"/>
        <table:table-column table:style-name="co25" table:default-cell-style-name="odfdo_auto_7"/>
        <table:table-column table:style-name="co6" table:default-cell-style-name="odfdo_auto_3"/>
        <table:table-column table:style-name="co14" table:default-cell-style-name="odfdo_auto_7"/>
        <table:table-column table:style-name="co4" table:default-cell-style-name="odfdo_auto_41"/>
        <table:table-column table:style-name="co35" table:default-cell-style-name="odfdo_auto_7"/>
        <table:table-column table:style-name="co5" table:default-cell-style-name="odfdo_auto_7"/>
        <table:table-column table:style-name="co45" table:default-cell-style-name="odfdo_auto_7"/>
        <table:table-column table:style-name="co46" table:default-cell-style-name="odfdo_auto_7"/>
        <table:table-column table:style-name="co47" table:default-cell-style-name="odfdo_auto_7"/>
        <table:table-column table:style-name="co45" table:default-cell-style-name="odfdo_auto_7"/>
        <table:table-column table:style-name="co48" table:default-cell-style-name="odfdo_auto_7"/>
        <table:table-column table:style-name="co49" table:default-cell-style-name="odfdo_auto_7"/>
        <table:table-column table:style-name="co26" table:default-cell-style-name="odfdo_auto_7"/>
        <table:table-column table:style-name="co50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8" table:default-cell-style-name="odfdo_auto_18"/>
        <table:table-column table:style-name="co21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H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L_hold" table:style-name="ta1">
        <table:table-column table:style-name="co51" table:default-cell-style-name="Default"/>
        <table:table-column table:style-name="co52" table:default-cell-style-name="odfdo_auto_7"/>
        <table:table-column table:style-name="co14" table:default-cell-style-name="odfdo_auto_7"/>
        <table:table-column table:style-name="co53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35" table:default-cell-style-name="odfdo_auto_7"/>
        <table:table-column table:style-name="co5" table:default-cell-style-name="odfdo_auto_7"/>
        <table:table-column table:style-name="co54" table:default-cell-style-name="odfdo_auto_7"/>
        <table:table-column table:style-name="co55" table:default-cell-style-name="odfdo_auto_7"/>
        <table:table-column table:style-name="co56" table:default-cell-style-name="odfdo_auto_7"/>
        <table:table-column table:style-name="co45" table:default-cell-style-name="odfdo_auto_7"/>
        <table:table-column table:style-name="co23" table:number-columns-repeated="2" table:default-cell-style-name="odfdo_auto_7"/>
        <table:table-column table:style-name="co17" table:default-cell-style-name="odfdo_auto_7"/>
        <table:table-column table:style-name="co35" table:default-cell-style-name="odfdo_auto_7"/>
        <table:table-column table:style-name="co5" table:default-cell-style-name="odfdo_auto_7"/>
        <table:table-column table:style-name="co40" table:default-cell-style-name="odfdo_auto_7"/>
        <table:table-column table:style-name="co57" table:default-cell-style-name="odfdo_auto_18"/>
        <table:table-column table:style-name="co45" table:default-cell-style-name="odfdo_auto_19"/>
        <table:table-column table:style-name="co9" table:number-columns-repeated="2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L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1_hold" table:style-name="ta1">
        <table:table-column table:style-name="co58" table:default-cell-style-name="Default"/>
        <table:table-column table:style-name="co59" table:default-cell-style-name="odfdo_auto_7"/>
        <table:table-column table:style-name="co60" table:default-cell-style-name="odfdo_auto_7"/>
        <table:table-column table:style-name="co61" table:default-cell-style-name="odfdo_auto_3"/>
        <table:table-column table:style-name="co44" table:default-cell-style-name="odfdo_auto_7"/>
        <table:table-column table:style-name="co4" table:default-cell-style-name="odfdo_auto_41"/>
        <table:table-column table:style-name="co59" table:default-cell-style-name="odfdo_auto_7"/>
        <table:table-column table:style-name="co5" table:default-cell-style-name="odfdo_auto_7"/>
        <table:table-column table:style-name="co62" table:default-cell-style-name="odfdo_auto_7"/>
        <table:table-column table:style-name="co63" table:default-cell-style-name="odfdo_auto_7"/>
        <table:table-column table:style-name="co64" table:default-cell-style-name="odfdo_auto_7"/>
        <table:table-column table:style-name="co65" table:default-cell-style-name="odfdo_auto_7"/>
        <table:table-column table:style-name="co66" table:default-cell-style-name="odfdo_auto_7"/>
        <table:table-column table:style-name="co67" table:default-cell-style-name="odfdo_auto_7"/>
        <table:table-column table:style-name="co68" table:default-cell-style-name="odfdo_auto_18"/>
        <table:table-column table:style-name="co61" table:default-cell-style-name="odfdo_auto_7"/>
        <table:table-column table:style-name="co5" table:default-cell-style-name="odfdo_auto_7"/>
        <table:table-column table:style-name="co69" table:default-cell-style-name="odfdo_auto_7"/>
        <table:table-column table:style-name="co58" table:default-cell-style-name="odfdo_auto_18"/>
        <table:table-column table:style-name="co70" table:default-cell-style-name="odfdo_auto_19"/>
        <table:table-column table:style-name="co9" table:default-cell-style-name="odfdo_auto_7"/>
        <table:table-column table:style-name="co7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2_hold" table:style-name="ta1">
        <table:table-column table:style-name="co58" table:default-cell-style-name="Default"/>
        <table:table-column table:style-name="co14" table:default-cell-style-name="odfdo_auto_7"/>
        <table:table-column table:style-name="co57" table:default-cell-style-name="odfdo_auto_7"/>
        <table:table-column table:style-name="co6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44" table:default-cell-style-name="odfdo_auto_7"/>
        <table:table-column table:style-name="co5" table:default-cell-style-name="odfdo_auto_7"/>
        <table:table-column table:style-name="co55" table:default-cell-style-name="odfdo_auto_7"/>
        <table:table-column table:style-name="co63" table:default-cell-style-name="odfdo_auto_7"/>
        <table:table-column table:style-name="co55" table:default-cell-style-name="odfdo_auto_7"/>
        <table:table-column table:style-name="co68" table:default-cell-style-name="odfdo_auto_7"/>
        <table:table-column table:style-name="co72" table:default-cell-style-name="odfdo_auto_7"/>
        <table:table-column table:style-name="co73" table:default-cell-style-name="odfdo_auto_7"/>
        <table:table-column table:style-name="co6" table:default-cell-style-name="odfdo_auto_18"/>
        <table:table-column table:style-name="co55" table:default-cell-style-name="odfdo_auto_7"/>
        <table:table-column table:style-name="co5" table:default-cell-style-name="odfdo_auto_7"/>
        <table:table-column table:style-name="co74" table:default-cell-style-name="odfdo_auto_7"/>
        <table:table-column table:style-name="co68" table:default-cell-style-name="odfdo_auto_18"/>
        <table:table-column table:style-name="co61" table:default-cell-style-name="odfdo_auto_19"/>
        <table:table-column table:style-name="co9" table:default-cell-style-name="odfdo_auto_7"/>
        <table:table-column table:style-name="co48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J_hold" table:style-name="ta1">
        <office:forms form:automatic-focus="false" form:apply-design-mode="false"/>
        <table:table-column table:style-name="co75" table:default-cell-style-name="Default"/>
        <table:table-column table:style-name="co76" table:default-cell-style-name="odfdo_auto_7"/>
        <table:table-column table:style-name="co77" table:default-cell-style-name="odfdo_auto_7"/>
        <table:table-column table:style-name="co78" table:default-cell-style-name="odfdo_auto_3"/>
        <table:table-column table:style-name="co79" table:default-cell-style-name="odfdo_auto_7"/>
        <table:table-column table:style-name="co80" table:default-cell-style-name="odfdo_auto_41"/>
        <table:table-column table:style-name="co79" table:default-cell-style-name="odfdo_auto_7"/>
        <table:table-column table:style-name="co81" table:default-cell-style-name="odfdo_auto_7"/>
        <table:table-column table:style-name="co75" table:default-cell-style-name="odfdo_auto_7"/>
        <table:table-column table:style-name="co82" table:default-cell-style-name="odfdo_auto_7"/>
        <table:table-column table:style-name="co75" table:default-cell-style-name="odfdo_auto_7"/>
        <table:table-column table:style-name="co83" table:default-cell-style-name="odfdo_auto_7"/>
        <table:table-column table:style-name="co81" table:default-cell-style-name="odfdo_auto_7"/>
        <table:table-column table:style-name="co84" table:default-cell-style-name="odfdo_auto_7"/>
        <table:table-column table:style-name="co85" table:default-cell-style-name="odfdo_auto_7"/>
        <table:table-column table:style-name="co86" table:default-cell-style-name="odfdo_auto_7"/>
        <table:table-column table:style-name="co81" table:default-cell-style-name="odfdo_auto_7"/>
        <table:table-column table:style-name="co87" table:default-cell-style-name="odfdo_auto_7"/>
        <table:table-column table:style-name="co86" table:default-cell-style-name="odfdo_auto_18"/>
        <table:table-column table:style-name="co86" table:default-cell-style-name="odfdo_auto_19"/>
        <table:table-column table:style-name="co88" table:default-cell-style-name="odfdo_auto_7"/>
        <table:table-column table:style-name="co89" table:default-cell-style-name="odfdo_auto_7"/>
        <table:table-column table:style-name="co81" table:default-cell-style-name="odfdo_auto_7"/>
        <table:table-column table:style-name="co40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Y_hold" table:style-name="ta1">
        <table:table-column table:style-name="co91" table:default-cell-style-name="Default"/>
        <table:table-column table:style-name="co91" table:number-columns-repeated="2" table:default-cell-style-name="odfdo_auto_7"/>
        <table:table-column table:style-name="co91" table:default-cell-style-name="odfdo_auto_3"/>
        <table:table-column table:style-name="co91" table:default-cell-style-name="odfdo_auto_7"/>
        <table:table-column table:style-name="co91" table:default-cell-style-name="odfdo_auto_41"/>
        <table:table-column table:style-name="co91" table:number-columns-repeated="12" table:default-cell-style-name="odfdo_auto_7"/>
        <table:table-column table:style-name="co91" table:default-cell-style-name="odfdo_auto_18"/>
        <table:table-column table:style-name="co91" table:default-cell-style-name="odfdo_auto_19"/>
        <table:table-column table:style-name="co91" table:number-columns-repeated="5" table:default-cell-style-name="odfdo_auto_7"/>
        <table:table-row table:style-name="ro1">
          <table:table-cell office:value-type="string" calcext:value-type="string">
            <text:p>spherical_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hankel1_hold" table:style-name="ta1">
        <table:table-column table:style-name="co91" table:default-cell-style-name="Default"/>
        <table:table-column table:style-name="co91" table:number-columns-repeated="2" table:default-cell-style-name="odfdo_auto_7"/>
        <table:table-column table:style-name="co91" table:default-cell-style-name="odfdo_auto_3"/>
        <table:table-column table:style-name="co91" table:default-cell-style-name="odfdo_auto_7"/>
        <table:table-column table:style-name="co91" table:default-cell-style-name="odfdo_auto_41"/>
        <table:table-column table:style-name="co91" table:number-columns-repeated="8" table:default-cell-style-name="odfdo_auto_7"/>
        <table:table-column table:style-name="co91" table:default-cell-style-name="odfdo_auto_18"/>
        <table:table-column table:style-name="co91" table:number-columns-repeated="3" table:default-cell-style-name="odfdo_auto_7"/>
        <table:table-column table:style-name="co91" table:default-cell-style-name="odfdo_auto_18"/>
        <table:table-column table:style-name="co91" table:default-cell-style-name="odfdo_auto_19"/>
        <table:table-column table:style-name="co91" table:number-columns-repeated="5" table:default-cell-style-name="odfdo_auto_7"/>
        <table:table-row table:style-name="ro1">
          <table:table-cell office:value-type="string" calcext:value-type="string">
            <text:p>spherical_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hankel2_hold" table:style-name="ta1">
        <table:table-column table:style-name="co91" table:default-cell-style-name="Default"/>
        <table:table-column table:style-name="co91" table:number-columns-repeated="2" table:default-cell-style-name="odfdo_auto_7"/>
        <table:table-column table:style-name="co91" table:default-cell-style-name="odfdo_auto_3"/>
        <table:table-column table:style-name="co91" table:default-cell-style-name="odfdo_auto_7"/>
        <table:table-column table:style-name="co91" table:default-cell-style-name="odfdo_auto_41"/>
        <table:table-column table:style-name="co91" table:number-columns-repeated="8" table:default-cell-style-name="odfdo_auto_7"/>
        <table:table-column table:style-name="co91" table:default-cell-style-name="odfdo_auto_18"/>
        <table:table-column table:style-name="co91" table:number-columns-repeated="3" table:default-cell-style-name="odfdo_auto_7"/>
        <table:table-column table:style-name="co91" table:default-cell-style-name="odfdo_auto_18"/>
        <table:table-column table:style-name="co91" table:default-cell-style-name="odfdo_auto_19"/>
        <table:table-column table:style-name="co91" table:number-columns-repeated="5" table:default-cell-style-name="odfdo_auto_7"/>
        <table:table-row table:style-name="ro1">
          <table:table-cell office:value-type="string" calcext:value-type="string">
            <text:p>spherical_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00/00/00</text:date>, <text:time style:data-style-name="N2" text:time-value="23:57:36.089672127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